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1" style:family="paragraph" style:parent-style-name="Standard" style:list-style-name="L1"/>
    <style:style style:name="P12" style:family="paragraph" style:parent-style-name="Standard" style:list-style-name="L1">
      <style:text-properties fo:font-style="italic" style:font-style-asian="italic" style:font-style-complex="italic"/>
    </style:style>
    <style:style style:name="P13" style:family="paragraph" style:parent-style-name="Standard" style:list-style-name="L1">
      <style:text-properties fo:font-style="normal" style:font-style-asian="normal" style:font-style-complex="normal"/>
    </style:style>
    <style:style style:name="P14" style:family="paragraph" style:parent-style-name="Standard" style:list-style-name="L2">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list-style-name="L2">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list-style-name="L4">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list-style-name="L2">
      <style:text-properties fo:font-size="12pt" fo:font-weight="normal" style:font-size-asian="12pt" style:font-weight-asian="normal" style:font-size-complex="12pt" style:font-weight-complex="normal"/>
    </style:style>
    <style:style style:name="P20" style:family="paragraph" style:parent-style-name="Standard" style:list-style-name="L3">
      <style:text-properties fo:font-size="12pt" fo:font-weight="normal" style:font-size-asian="12pt" style:font-weight-asian="normal" style:font-size-complex="12pt" style:font-weight-complex="normal"/>
    </style:style>
    <style:style style:name="P21" style:family="paragraph" style:parent-style-name="Standard" style:list-style-name="L4">
      <style:text-properties fo:font-size="12pt" fo:font-weight="normal" style:font-size-asian="12pt" style:font-weight-asian="normal" style:font-size-complex="12pt" style:font-weight-complex="normal"/>
    </style:style>
    <style:style style:name="P22" style:family="paragraph" style:parent-style-name="Standard" style:list-style-name="L5">
      <style:text-properties fo:font-size="12pt" fo:font-weight="normal" style:font-size-asian="12pt" style:font-weight-asian="normal" style:font-size-complex="12pt" style:font-weight-complex="normal"/>
    </style:style>
    <style:style style:name="P23"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wendete Bibliotheken:</text:p>
      <text:p text:style-name="P10"><text:tab/></text:p>
      <text:list xml:id="list2296073373038515220" text:style-name="L1">
        <text:list-item>
          <text:list>
            <text:list-item>
              <text:p text:style-name="P12">Microsoft XNA Framework Redistributable 4.0:</text:p>
              <text:p text:style-name="P13">Framework für C# zur Entwiklung von Spielen in Visual Studio 2010.</text:p>
            </text:list-item>
          </text:list>
        </text:list-item>
      </text:list>
      <text:p text:style-name="P9"/>
      <text:list xml:id="list35400226" text:continue-numbering="true" text:style-name="L1">
        <text:list-item>
          <text:list>
            <text:list-item>
              <text:p text:style-name="P12">NVIDIA Texture Tools for Adobe Photoshop:</text:p>
              <text:p text:style-name="P11">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2"/>
      <text:p text:style-name="P2">Zusätzliche Tools:</text:p>
      <text:p text:style-name="P4"/>
      <text:p text:style-name="P4">Blender:</text:p>
      <text:p text:style-name="P6">Erzeugung und Bearbeitung der Modelle</text:p>
      <text:p text:style-name="P6">Erzeugung von Cutscenes</text:p>
      <text:p text:style-name="P6">Erzeugung von Intro</text:p>
      <text:p text:style-name="P6"/>
      <text:p text:style-name="P4">Audacity:</text:p>
      <text:p text:style-name="P6"/>
      <text:p text:style-name="P6"/>
      <text:p text:style-name="P6"/>
      <text:p text:style-name="P4">Maya:</text:p>
      <text:p text:style-name="P6"/>
      <text:p text:style-name="P6"/>
      <text:p text:style-name="P6"/>
      <text:p text:style-name="P4">Photoshop:</text:p>
      <text:p text:style-name="P6">Zur Erzeugung, Nachbearbeitung und Verbesserungen von Model-Texturen oder anderen Sprite-Elementen. Aber auch für die externe Generierung von Normal-Maps ist Photoshop, unter Verwendung der des zuvor genannten Plugins, geeignet. </text:p>
      <text:p text:style-name="P6"/>
      <text:p text:style-name="P6"/>
      <text:p text:style-name="P8">Sculptris:</text:p>
      <text:p text:style-name="P6">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6"/>
      <text:p text:style-name="P3">Formate:</text:p>
      <text:p text:style-name="P6"/>
      <text:p text:style-name="P6">Modelformate: </text:p>
      <text:p text:style-name="P6"/>
      <text:list xml:id="list1403703144374032419" text:style-name="L2">
        <text:list-item>
          <text:list>
            <text:list-item>
              <text:p text:style-name="P14">.FBX:</text:p>
              <text:p text:style-name="P19">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p text:style-name="P19"/>
            </text:list-item>
            <text:list-item>
              <text:p text:style-name="P15"><text:soft-page-break/>.OBJ:</text:p>
              <text:p text:style-name="P23">Internes, Austauschformat zwischen den Modellierungstools Blender, Maya und <text:s/>Sculptris, um einen problemlosen Datenaustausch zu garantieren. </text:p>
            </text:list-item>
          </text:list>
        </text:list-item>
      </text:list>
      <text:p text:style-name="P6"/>
      <text:p text:style-name="P6">Bildformate:</text:p>
      <text:list xml:id="list157670588612474768" text:style-name="L5">
        <text:list-item>
          <text:list>
            <text:list-item>
              <text:p text:style-name="P22">.png</text:p>
            </text:list-item>
            <text:list-item>
              <text:p text:style-name="P22">.jpeg</text:p>
            </text:list-item>
          </text:list>
        </text:list-item>
      </text:list>
      <text:p text:style-name="P6"/>
      <text:p text:style-name="P6">Tonformate:</text:p>
      <text:p text:style-name="P6"/>
      <text:list xml:id="list7426900154623333490" text:style-name="L3">
        <text:list-item>
          <text:list>
            <text:list-item>
              <text:p text:style-name="P16">.WAV:</text:p>
            </text:list-item>
            <text:list-item>
              <text:p text:style-name="P20"/>
            </text:list-item>
          </text:list>
        </text:list-item>
      </text:list>
      <text:p text:style-name="P6"/>
      <text:p text:style-name="P6"/>
      <text:p text:style-name="P6"/>
      <text:p text:style-name="P1">Softwarearchitektur:</text:p>
      <text:p text:style-name="P4"/>
      <text:p text:style-name="P6">Design Pattern:</text:p>
      <text:p text:style-name="P6"/>
      <text:list xml:id="list217320669364851102" text:style-name="L4">
        <text:list-item>
          <text:list>
            <text:list-item>
              <text:p text:style-name="P17">Observer:</text:p>
              <text:p text:style-name="P21">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Zuweisung seinen Status und übermittelt diesen an den Generator, welche dann gegebenenfalls weitere Anpassungen vornimmt. Zum Beispiel reported ein gestorbenes Particle an den ParticleGenerator das es nun gelöscht werden kann, welcher dann die eigentliche Entfernung vornimmt.</text:p>
            </text:list-item>
            <text:list-item>
              <text:p text:style-name="P21"><text:s/></text:p>
            </text:list-item>
          </text:list>
        </text:list-item>
      </text:list>
      <text:p text:style-name="P6"/>
      <text:p text:style-name="P6"/>
      <text:p text:style-name="P5">Projektmanagement:</text:p>
      <text:p text:style-name="P5"/>
      <text:p text:style-name="P7">Wöchentliche Treffen</text:p>
      <text:p text:style-name="P7">Skype </text:p>
      <text:p text:style-name="P7">GitHub</text:p>
      <text:p text:style-name="P7">Redmine</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4T10:26:18.86</meta:creation-date>
    <dc:date>2015-05-14T15:22:53.36</dc:date>
    <meta:editing-duration>PT3H32M21S</meta:editing-duration>
    <meta:editing-cycles>37</meta:editing-cycles>
    <meta:generator>OpenOffice/4.1.1$Win32 OpenOffice.org_project/411m6$Build-9775</meta:generator>
    <meta:document-statistic meta:table-count="0" meta:image-count="0" meta:object-count="0" meta:page-count="2" meta:paragraph-count="38" meta:word-count="367" meta:character-count="2705"/>
  </office:meta>
</office:document-meta>
</file>